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533" officeooo:paragraph-rsid="0008c533"/>
    </style:style>
    <style:style style:name="P2" style:family="paragraph" style:parent-style-name="Standard">
      <style:text-properties style:text-underline-style="solid" style:text-underline-width="auto" style:text-underline-color="font-color" fo:font-weight="bold" officeooo:rsid="0008c533" officeooo:paragraph-rsid="0008c533" style:font-weight-asian="bold" style:font-weight-complex="bold"/>
    </style:style>
    <style:style style:name="P3" style:family="paragraph" style:parent-style-name="Standard">
      <style:text-properties style:text-underline-style="none" fo:font-weight="normal" officeooo:rsid="0008c533" officeooo:paragraph-rsid="0008c533" style:font-weight-asian="normal" style:font-weight-complex="normal"/>
    </style:style>
    <style:style style:name="P4" style:family="paragraph" style:parent-style-name="Standard">
      <style:text-properties officeooo:rsid="0008c533" officeooo:paragraph-rsid="0008c533"/>
    </style:style>
    <style:style style:name="P5" style:family="paragraph" style:parent-style-name="Standard">
      <style:text-properties officeooo:rsid="0008c533" officeooo:paragraph-rsid="00097855"/>
    </style:style>
    <style:style style:name="T1" style:family="text">
      <style:text-properties fo:font-weight="normal" style:font-weight-asian="normal" style:font-weight-complex="normal"/>
    </style:style>
    <style:style style:name="T2" style:family="text">
      <style:text-properties fo:font-weight="normal" officeooo:rsid="00097855"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m’s Algorithm For Weighted Directed Graph:</text:p>
      <text:p text:style-name="P2"/>
      <text:p text:style-name="P1">Prim’s algorithm assumes that all vertices are connected. But in a directed graph, every node is not reachable from every other node. So, Prim’s algorithm fails due to this reason.</text:p>
      <text:p text:style-name="P1"><text:span text:style-name="Strong_20_Emphasis"><text:span text:style-name="T1"/></text:span></text:p>
      <text:p text:style-name="P5"><text:span text:style-name="Strong_20_Emphasis"><text:span text:style-name="T2">In directed graph the destination is already decided.so forming a minum spanning tree raises a problem in prims algorithm. Same goes with krushkals. Thus mst for weighted directed graph</text:span></text:span></text:p>
      <text:p text:style-name="P5"><text:span text:style-name="Strong_20_Emphasis"><text:span text:style-name="T2">is not possible.</text:span></text:span></text:p>
      <text:p text:style-name="P1"/>
      <text:p text:style-name="P2">Krushkal’s Algorithm For eighted Directed Graph:</text:p>
      <text:p text:style-name="P2"/>
      <text:p text:style-name="P3">In Kruskal’s algorithm, In each step, it is checked that if the edges form a cycle with the spanning-tree formed so far. But Kruskal’s algorithm fails to detect the cycles in a directed graph as there are cases when there is no cycle between the vertices but Kruskal’s Algorithm assumes it to cycle and don’t take consider some edges due to which Kruskal’s Algorithm fails for directed graph.</text:p>
      <text:p text:style-name="P3"/>
      <text:p text:style-name="P3">Kruskal's fails because of failure to detect cycles and sometimes it is essential to add edges making cycles to satisfy the "minimum" weighted property of MST.</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10:25:34.150707112</meta:creation-date>
    <dc:date>2023-01-18T10:37:57.705126928</dc:date>
    <meta:editing-duration>PT12M16S</meta:editing-duration>
    <meta:editing-cycles>3</meta:editing-cycles>
    <meta:generator>LibreOffice/6.4.7.2$Linux_X86_64 LibreOffice_project/40$Build-2</meta:generator>
    <meta:document-statistic meta:table-count="0" meta:image-count="0" meta:object-count="0" meta:page-count="1" meta:paragraph-count="7" meta:word-count="168" meta:character-count="1025" meta:non-whitespace-character-count="864"/>
  </office:meta>
</office:document-meta>
</file>